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93f1"/>
    </style:style>
    <style:style style:name="T1" style:family="text">
      <style:text-properties officeooo:rsid="000b9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@schema@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1:33:07</meta:creation-date>
    <dc:date>2013-05-08T11:34:0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0.0.3$Linux_x86 LibreOffice_project/400m0$Build-103</meta:generator>
  </office:meta>
</office:document-meta>
</file>